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SessionInViewInterceptor.open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penSessionInViewInterceptor.decrementParticipateCount( 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SessionInViewInterceptor.getParticipate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ViewInterceptor.afterCompletion( WebRequest request , @ Nullable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SessionInViewInterceptor.obtain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SessionInViewInterceptor.postHandle( WebRequest request , @ Nullable ModelMap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enSessionInViewInterceptor.setSessionFactory( @ Nullable SessionFactory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ViewInterceptor.applySessionBindingInterceptor( WebAsyncManager asyncManager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SessionInViewInterceptor.afterConcurrentHandlingStarted( Web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SessionInViewInterceptor.preHandle( Web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penSessionInViewInterceptor.get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